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25in" fo:margin-right="0in" fo:text-indent="-0.25in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25in" fo:margin-right="0in" fo:text-indent="-0.25in" style:auto-text-indent="false" style:text-autospace="non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.25in" fo:margin-right="0in" fo:text-indent="-0.25in" style:auto-text-indent="false" style:text-autospace="none">
        <style:tab-stops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25in" fo:margin-right="0in" fo:text-indent="-0.25in" style:auto-text-indent="false" style:text-autospace="none">
        <style:tab-stops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itle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style:use-window-font-color="true" style:font-name="Georgia" fo:font-size="11pt" fo:font-style="normal" fo:font-weight="normal" style:font-name-asian="Georgia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T2" style:family="text">
      <style:text-properties style:use-window-font-color="true" style:font-name="Georgia" fo:font-size="11pt" fo:font-style="normal" style:font-name-asian="Georgia" style:font-size-asian="11pt" style:font-style-asian="normal" style:font-name-complex="Georgia" style:font-size-complex="11pt" style:font-style-complex="normal"/>
    </style:style>
    <style:style style:name="T3" style:family="text">
      <style:text-properties style:use-window-font-color="true" style:font-name="Georgia" fo:font-size="11pt" fo:font-style="italic" fo:font-weight="normal" style:font-name-asian="Georgia" style:font-size-asian="11pt" style:font-style-asian="italic" style:font-weight-asian="normal" style:font-name-complex="Georgia" style:font-size-complex="11pt" style:font-style-complex="italic" style:font-weight-complex="normal"/>
    </style:style>
    <style:style style:name="T4" style:family="text">
      <style:text-properties style:use-window-font-color="true" fo:font-style="normal" style:font-name-asian="Georgia" style:font-style-asian="normal" style:font-name-complex="Georgia" style:font-style-complex="normal"/>
    </style:style>
    <style:style style:name="T5" style:family="text">
      <style:text-properties style:use-window-font-color="true" fo:font-style="normal" fo:font-weight="normal" style:font-name-asian="Georgia" style:font-style-asian="normal" style:font-weight-asian="normal" style:font-name-complex="Georgia" style:font-style-complex="normal" style:font-weight-complex="normal"/>
    </style:style>
    <style:style style:name="T6" style:family="text">
      <style:text-properties style:use-window-font-color="true" fo:font-style="normal" fo:font-weight="bold" style:font-name-asian="Georgia" style:font-style-asian="normal" style:font-weight-asian="bold" style:font-name-complex="Georgia" style:font-style-complex="normal" style:font-weight-complex="bold"/>
    </style:style>
    <style:style style:name="T7" style:family="text">
      <style:text-properties style:use-window-font-color="true" fo:font-style="normal" style:text-underline-style="solid" style:text-underline-width="auto" style:text-underline-color="font-color" fo:font-weight="normal" style:font-name-asian="Georgia" style:font-style-asian="normal" style:font-weight-asian="normal" style:font-name-complex="Georgia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name-asian="Georgia" style:font-style-asian="normal" style:font-name-complex="Georgia" style:font-style-complex="normal"/>
    </style:style>
    <style:style style:name="T10" style:family="text">
      <style:text-properties fo:color="#000000" style:font-name="Times New Roman" fo:font-size="12pt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11" style:family="text">
      <style:text-properties fo:color="#000000" style:font-name="Times New Roman" fo:font-size="12pt" fo:font-style="italic" fo:font-weight="normal" style:font-name-asian="Georgia" style:font-size-asian="12pt" style:font-style-asian="italic" style:font-weight-asian="normal" style:font-name-complex="Georgia" style:font-size-complex="12pt" style:font-style-complex="italic" style:font-weight-complex="normal"/>
    </style:style>
    <style:style style:name="T12" style:family="text">
      <style:text-properties fo:color="#000000" fo:font-style="normal" fo:font-weight="normal" style:font-name-asian="Georgia" style:font-style-asian="normal" style:font-weight-asian="normal" style:font-name-complex="Georgia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Inevitable Meeting </text:p>
      <text:p text:style-name="P1"/>
      <text:p text:style-name="Standard"><text:span text:style-name="T8">Read:</text:span> Acts 17:22-34; I Thess. 4:13-18; Rev. 20:11-15</text:p>
      <text:p text:style-name="Standard"><text:s/></text:p>
      <text:p text:style-name="Standard"><text:span text:style-name="T8">Text:</text:span> <text:span text:style-name="T10">Act 17:31</text:span><text:span text:style-name="T10"> <text:s/>“Because he hath appointed a day, in the which he will judge the world in righteousness by </text:span><text:span text:style-name="T11">that</text:span><text:span text:style-name="T10"> man whom he hath ordained...” </text:span></text:p>
      <text:p text:style-name="Standard"/>
      <text:p text:style-name="P2"><text:span text:style-name="T2">Introduction:</text:span><text:span text:style-name="T1"> There are some things that we may be certain about</text:span></text:p>
      <text:p text:style-name="P2"><text:span text:style-name="T1">in regards to the second coming of Jesus. One thing that the scripture </text:span></text:p>
      <text:p text:style-name="P2"><text:span text:style-name="T1">is clear about is that we all will personally meet with Jesus face to face.</text:span></text:p>
      <text:p text:style-name="P2"><text:span text:style-name="T1">Paul is proclaiming the Gospel message on Mars Hill and he tells this </text:span></text:p>
      <text:p text:style-name="P2"><text:span text:style-name="T1">pagan crowd that they will face the Savior some day. He leaves no</text:span></text:p>
      <text:p text:style-name="P2"><text:span text:style-name="T1">doubt that regardless of their response to his message they will have a </text:span></text:p>
      <text:p text:style-name="P2"><text:span text:style-name="T1">rendezvous with God. </text:span></text:p>
      <text:p text:style-name="P4"><text:span text:style-name="T4"/></text:p>
      <text:p text:style-name="P4"><text:span text:style-name="T4">I. The meeting in the air:</text:span><text:span text:style-name="T5"> There are two specific groups of people </text:span></text:p>
      <text:p text:style-name="P4"><text:span text:style-name="T5">who will be a part of this meeting. The first are those who died trusting</text:span></text:p>
      <text:p text:style-name="P4"><text:span text:style-name="T5">in the work of Christ to redeem them. The second group are those who </text:span></text:p>
      <text:p text:style-name="P4"><text:span text:style-name="T5">have trusted Christ as their savior but are still alive when He returns. </text:span></text:p>
      <text:p text:style-name="P4"><text:span text:style-name="T5">This meeting will be a joyous occasion. We will be leaving a world of</text:span></text:p>
      <text:p text:style-name="P4"><text:span text:style-name="T5">extreme sin and degradation for a world of righteous purity. We will</text:span></text:p>
      <text:p text:style-name="P4"><text:span text:style-name="T5">be trading all sickness, depression, and pain for a body that is more </text:span></text:p>
      <text:p text:style-name="P4"><text:span text:style-name="T5">than pain free; it will be a body tingling with excitement over the joys</text:span></text:p>
      <text:p text:style-name="P4"><text:span text:style-name="T5">of the heavenly experience. In <text:s/>this place there will be no greed, no</text:span></text:p>
      <text:p text:style-name="P4"><text:span text:style-name="T5">pride, no lies, no cheating, no killing of any sort, and no hint of any sin</text:span></text:p>
      <text:p text:style-name="P4"><text:span text:style-name="T5">of any type. This is the great hope of the church which we call the </text:span></text:p>
      <text:p text:style-name="P4"><text:span text:style-name="T5">rapture. </text:span></text:p>
      <text:p text:style-name="P4"><text:span text:style-name="T5"><text:s text:c="2"/>Now there are some who will accuse you of heresy for using that</text:span></text:p>
      <text:p text:style-name="P4"><text:span text:style-name="T5">word. “The word '</text:span><text:span text:style-name="T7">rapture</text:span><text:span text:style-name="T5">' is not even in the Bible!” they will say. In <text:s/></text:span></text:p>
      <text:p text:style-name="P4"><text:span text:style-name="T12">I Thessalonians 4:16-17 <text:s/>“For the Lord himself shall descend from</text:span></text:p>
      <text:p text:style-name="P4"><text:span text:style-name="T12">heaven with a shout, with the voice of the archangel, and with the</text:span></text:p>
      <text:p text:style-name="P4"><text:span text:style-name="T12">trump of God: and the dead in Christ shall rise first: </text:span><text:span text:style-name="T1">Then we which</text:span></text:p>
      <text:p text:style-name="P4"><text:span text:style-name="T1">are alive </text:span><text:span text:style-name="T3">and</text:span><text:span text:style-name="T1"> remain shall be caught up together with them in the</text:span></text:p>
      <text:p text:style-name="P4"><text:span text:style-name="T1">clouds, to meet the Lord in the air: and so shall we ever be with the</text:span></text:p>
      <text:p text:style-name="P4"><text:span text:style-name="T1">Lord.</text:span><text:span text:style-name="T5">” The words: “caught up” means “rapture.” If you don't like:</text:span></text:p>
      <text:p text:style-name="P4"><text:span text:style-name="T5">“rapture” then use: “caught up;” it means the exact same thing.</text:span></text:p>
      <text:p text:style-name="P5"/>
      <text:p text:style-name="P3"><text:span text:style-name="T6">II. The meeting at the great white throne:</text:span><text:span text:style-name="T5"> This meeting is signifi-</text:span></text:p>
      <text:p text:style-name="P3"><text:span text:style-name="T5">cant because it is the place where every man is judged directly from</text:span></text:p>
      <text:p text:style-name="P3"><text:span text:style-name="T5">God's book. It is a court where the judgment is final; there is no</text:span></text:p>
      <text:p text:style-name="P3"><text:span text:style-name="T5">appeal.</text:span></text:p>
      <text:p text:style-name="P3"><text:span text:style-name="T5"><text:s text:c="2"/>Every man and woman will stand and give account for the life that</text:span></text:p>
      <text:p text:style-name="P3"><text:span text:style-name="T5">they have lived. It is on this day that truth will reign. Their will be a</text:span></text:p>
      <text:p text:style-name="P3"><text:span text:style-name="T5">video presentation of the life that you lived with closed caption of the</text:span></text:p>
      <text:p text:style-name="P3"><text:span text:style-name="T5">thoughts and motives behind the actions.</text:span></text:p>
      <text:p text:style-name="P3"><text:span text:style-name="T5"><text:s text:c="2"/>It is here that one event and only one event will be the harbinger of</text:span></text:p>
      <text:p text:style-name="P3"><text:span text:style-name="T5">your final destination. {Read: The Great Judgment Morning [p14]}.</text:span></text:p>
      <text:p text:style-name="P3"><text:span text:style-name="T5">What is the only event that will determine the fate of all who stand</text:span></text:p>
      <text:p text:style-name="P3"><text:span text:style-name="T5">here? It is a decision that was made prior to arriving at the judgment </text:span></text:p>
      <text:p text:style-name="P3"><text:span text:style-name="T5">seat: It is the decision concerning the great question found in Matthew </text:span></text:p>
      <text:p text:style-name="P3"><text:span text:style-name="T5">22: “...</text:span><text:span text:style-name="T12">What think ye of Christ?” It is the answer to this question that</text:span></text:p>
      <text:p text:style-name="P3"><text:span text:style-name="T12">leads us to either accept Christ as our only hope of salvation or reject</text:span></text:p>
      <text:p text:style-name="P3"><text:span text:style-name="T12">Him as a fantasy of a feeble mind.</text:span></text:p>
      <text:p text:style-name="P3"><text:span text:style-name="T5"/></text:p>
      <text:p text:style-name="P4"><text:span text:style-name="T4">III. Your rendezvous will be with either a judge or a bridegroom:</text:span></text:p>
      <text:p text:style-name="P4"><text:span text:style-name="T5">He is either the perfect judge (who has never plea bargained a case) or</text:span></text:p>
      <text:p text:style-name="P4"><text:span text:style-name="T5">He is a bridegroom adorned for her husband. He is either your mortal </text:span></text:p>
      <text:p text:style-name="P4"><text:span text:style-name="T5">enemy or He is your loving Savior. </text:span></text:p>
      <text:p text:style-name="P4"><text:span text:style-name="T5"><text:s text:c="2"/>Who is it that determines whether He is your judge or Savior?</text:span></text:p>
      <text:p text:style-name="P4"><text:span text:style-name="T5"><text:s text:c="2"/>It is you! You get to decide. There is going to be a meeting. Jesus is</text:span></text:p>
      <text:p text:style-name="P4"><text:span text:style-name="T5">going to be there. You are going to be there. Will Jesus be dressed in a</text:span></text:p>
      <text:p text:style-name="P4"><text:span text:style-name="T5">judicial robe with a mallet in His hand or will He be dressed as the</text:span></text:p>
      <text:p text:style-name="P4"><text:span text:style-name="T5">good shepherd with a shepherds staff?</text:span></text:p>
      <text:p text:style-name="P4"><text:span text:style-name="T5"/></text:p>
      <text:p text:style-name="P4"><text:span text:style-name="T4">Conclude:</text:span><text:span text:style-name="T5"> Read words to “Meeting in the Air.”</text:span></text:p>
      <text:p text:style-name="P4"><text:span text:style-name="T5"/></text:p>
      <text:p text:style-name="P5"><text:span text:style-name="T9"/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4917in">
          <style:column-sep style:width="0.0008in" style:color="#000000" style:height="100%"/>
          <style:column style:rel-width="32767*" fo:start-indent="0in" fo:end-indent="0.2457in"/>
          <style:column style:rel-width="32768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l Tice</meta:initial-creator>
    <meta:creation-date>2006-07-29T20:37:00</meta:creation-date>
    <dc:creator>Joel  Tice</dc:creator>
    <dc:date>2016-06-25T20:41:11.12</dc:date>
    <meta:editing-cycles>119</meta:editing-cycles>
    <meta:editing-duration>P2DT54M40S</meta:editing-duration>
    <meta:generator>OpenOffice/4.1.2$Win32 OpenOffice.org_project/412m3$Build-9782</meta:generator>
    <meta:document-statistic meta:table-count="0" meta:image-count="0" meta:object-count="0" meta:page-count="1" meta:paragraph-count="58" meta:word-count="694" meta:character-count="3619"/>
  </office:meta>
</office:document-meta>
</file>